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2.05in"/>
    </style:style>
    <style:style style:name="co5" style:family="table-column">
      <style:table-column-properties fo:break-before="auto" style:column-width="1.6874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5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06pt solid #000000"/>
    </style:style>
    <style:style style:name="ce6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386in" svg:x="2.713in" svg:y="2.6831in">
            <draw:object draw:notify-on-update-of-ranges="Sheet1.C4:Sheet1.C10 Sheet1.J4:Sheet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Part Num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7-Segment L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A561E G/W</text:p>
          </table:table-cell>
          <table:table-cell table:style-name="ce3" office:value-type="string" calcext:value-type="string">
            <text:p>American Opto Plus LED</text:p>
          </table:table-cell>
          <table:table-cell table:style-name="ce3" office:value-type="string" calcext:value-type="string">
            <text:p>Red/Orang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USD" office:value="1.03" calcext:value-type="currency">
            <text:p>$1.03</text:p>
          </table:table-cell>
          <table:table-cell table:style-name="ce5" table:formula="of:=[.I4]*[.H4]" office:value-type="currency" office:currency="USD" office:value="8.24" calcext:value-type="currency">
            <text:p>$8.24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IO Expander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MCP23017-E/SP</text:p>
          </table:table-cell>
          <table:table-cell table:style-name="ce3" office:value-type="string" calcext:value-type="string">
            <text:p>Microchip</text:p>
          </table:table-cell>
          <table:table-cell table:style-name="ce3" office:value-type="string" calcext:value-type="string">
            <text:p>Push-Pull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USD" office:value="1.4" calcext:value-type="currency">
            <text:p>$1.40</text:p>
          </table:table-cell>
          <table:table-cell table:style-name="ce5" table:formula="of:=[.I5]*[.H5]" office:value-type="currency" office:currency="USD" office:value="11.2" calcext:value-type="currency">
            <text:p>$11.2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Aux Power Input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TPS62026DGQR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600 m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USD" office:value="0.85" calcext:value-type="currency">
            <text:p>$0.85</text:p>
          </table:table-cell>
          <table:table-cell table:style-name="ce5" table:formula="of:=[.I6]*[.H6]" office:value-type="currency" office:currency="USD" office:value="0.85" calcext:value-type="currency">
            <text:p>$0.85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SP0603B-RN</text:p>
          </table:table-cell>
          <table:table-cell table:style-name="ce3" office:value-type="string" calcext:value-type="string">
            <text:p>Solidlite</text:p>
          </table:table-cell>
          <table:table-cell table:style-name="ce3"/>
          <table:table-cell table:style-name="ce4" office:value-type="float" office:value="58" calcext:value-type="float">
            <text:p>58</text:p>
          </table:table-cell>
          <table:table-cell table:style-name="ce5" office:value-type="currency" office:currency="USD" office:value="0.046" calcext:value-type="currency">
            <text:p>$0.05</text:p>
          </table:table-cell>
          <table:table-cell table:style-name="ce5" table:formula="of:=[.I7]*[.H7]" office:value-type="currency" office:currency="USD" office:value="2.668" calcext:value-type="currency">
            <text:p>$2.67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Push button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PTS636 SK43 LFS</text:p>
          </table:table-cell>
          <table:table-cell table:style-name="ce3" office:value-type="string" calcext:value-type="string">
            <text:p>C&amp;K</text:p>
          </table:table-cell>
          <table:table-cell table:style-name="ce3"/>
          <table:table-cell table:style-name="ce4" office:value-type="float" office:value="12" calcext:value-type="float">
            <text:p>12</text:p>
          </table:table-cell>
          <table:table-cell table:style-name="ce5" office:value-type="currency" office:currency="USD" office:value="0.1" calcext:value-type="currency">
            <text:p>$0.10</text:p>
          </table:table-cell>
          <table:table-cell table:style-name="ce5" table:formula="of:=[.I8]*[.H8]" office:value-type="currency" office:currency="USD" office:value="1.2" calcext:value-type="currency">
            <text:p>$1.2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Toggle Switch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JS202011CQN</text:p>
          </table:table-cell>
          <table:table-cell table:style-name="ce3" office:value-type="string" calcext:value-type="string">
            <text:p>C&amp;K</text:p>
          </table:table-cell>
          <table:table-cell table:style-name="ce3" office:value-type="string" calcext:value-type="string">
            <text:p>Slide Switch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currency" office:currency="USD" office:value="0.54" calcext:value-type="currency">
            <text:p>$0.54</text:p>
          </table:table-cell>
          <table:table-cell table:style-name="ce5" table:formula="of:=[.I9]*[.H9]" office:value-type="currency" office:currency="USD" office:value="8.64" calcext:value-type="currency">
            <text:p>$8.64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Rotary Encoder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PEC12R-4217F-N0024</text:p>
          </table:table-cell>
          <table:table-cell table:style-name="ce3" office:value-type="string" calcext:value-type="string">
            <text:p>Bourns Inc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currency" office:currency="USD" office:value="0.9" calcext:value-type="currency">
            <text:p>$0.90</text:p>
          </table:table-cell>
          <table:table-cell table:style-name="ce5" table:formula="of:=[.I10]*[.H10]" office:value-type="currency" office:currency="USD" office:value="1.8" calcext:value-type="currency">
            <text:p>$1.8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38:48.061000000</meta:creation-date>
    <dc:date>2021-07-03T21:34:52.285000000</dc:date>
    <meta:editing-duration>PT23M50S</meta:editing-duration>
    <meta:editing-cycles>6</meta:editing-cycles>
    <meta:generator>LibreOffice/7.1.4.2$Windows_X86_64 LibreOffice_project/a529a4fab45b75fefc5b6226684193eb000654f6</meta:generator>
    <meta:document-statistic meta:table-count="1" meta:cell-count="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solid" svg:stroke-width="0.15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circle" chart:style-name="ch1">
        <chart:title svg:x="6.216cm" svg:y="0.315cm" chart:style-name="ch2">
          <text:p>Cost Breakdown</text:p>
        </chart:title>
        <chart:legend chart:legend-position="end" svg:x="12.628cm" svg:y="2.68cm" style:legend-expansion="high" chart:style-name="ch3"/>
        <chart:plot-area chart:style-name="ch4" table:cell-range-address="Sheet1.C4:Sheet1.C10 Sheet1.J4:Sheet1.J10" chart:data-source-has-labels="column" svg:x="0.319cm" svg:y="1.299cm" svg:width="11.99cm" svg:height="7.511cm">
          <chart:coordinate-region svg:x="2.559cm" svg:y="1.3cm" svg:width="7.51cm" svg:height="7.51cm"/>
          <chart:axis chart:dimension="x" chart:name="primary-x" chart:style-name="ch5" chartooo:axis-type="auto">
            <chartooo:date-scale/>
            <chart:categories table:cell-range-address="Sheet1.C4:Sheet1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circle">
            <chart:data-point/>
          </chart:series>
          <chart:series chart:style-name="ch9" chart:values-cell-range-address="Sheet1.J4:Sheet1.J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7-Segment LED</text:p>
                <draw:g>
                  <svg:desc>Sheet1.C4:Sheet1.C10</svg:desc>
                </draw:g>
              </table:table-cell>
              <table:table-cell office:value-type="float" office:value="8.24">
                <text:p>8.24</text:p>
                <draw:g>
                  <svg:desc>Sheet1.J4:Sheet1.J10</svg:desc>
                </draw:g>
              </table:table-cell>
            </table:table-row>
            <table:table-row>
              <table:table-cell office:value-type="string">
                <text:p>IO Expander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Aux Power Input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LED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Push butto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Toggle Switch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Rotary Encoder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